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s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table:number-columns-repeated="3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2" table:default-cell-style-name="ce81"/>
        <table:table-column table:style-name="co4" table:number-columns-repeated="5" table:default-cell-style-name="ce81"/>
        <table:table-column table:style-name="co4" table:number-columns-repeated="964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7"/>
          <table:table-cell table:style-name="ce88" table:number-columns-repeated="40"/>
          <table:table-cell table:style-name="ce91" table:number-columns-repeated="924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87" office:value-type="string" calcext:value-type="string">
            <text:p>tri</text:p>
          </table:table-cell>
          <table:table-cell table:style-name="ce46" office:value-type="string" calcext:value-type="string">
            <text:p>projet efficacité 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4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14"/>
          <table:table-cell table:style-name="ce90" table:number-columns-repeated="40"/>
          <table:table-cell table:style-name="ce92" table:number-columns-repeated="924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4"/>
          <table:table-cell table:style-name="ce88" table:number-columns-repeated="40"/>
          <table:table-cell table:style-name="ce91" table:number-columns-repeated="924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1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1"/>
          <table:table-cell table:number-columns-repeated="970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0"/>
        </table:table-row>
        <table:table-row table:style-name="ro5">
          <table:table-cell table:number-columns-repeated="2"/>
          <table:table-cell table:style-name="ce57" table:number-columns-repeated="52"/>
          <table:table-cell table:number-columns-repeated="970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2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70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70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3"/>
          <table:table-cell table:number-columns-repeated="970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70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0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2"/>
          <table:table-cell table:number-columns-repeated="970"/>
        </table:table-row>
        <table:table-row table:style-name="ro5">
          <table:table-cell table:number-columns-repeated="2"/>
          <table:table-cell table:style-name="ce57" table:number-columns-repeated="52"/>
          <table:table-cell table:number-columns-repeated="970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1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0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0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0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2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2"/>
          <table:table-cell table:number-columns-repeated="970"/>
        </table:table-row>
        <table:table-row table:style-name="ro9">
          <table:table-cell table:number-columns-repeated="2"/>
          <table:table-cell table:style-name="ce57" table:number-columns-repeated="52"/>
          <table:table-cell table:number-columns-repeated="970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2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1"/>
          <table:table-cell table:number-columns-repeated="970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2"/>
          <table:table-cell table:number-columns-repeated="970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2"/>
          <table:table-cell table:number-columns-repeated="97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70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70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6"/>
          <table:table-cell table:number-columns-repeated="970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2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2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5"/>
          <table:table-cell table:number-columns-repeated="97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2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1"/>
          <table:table-cell table:number-columns-repeated="970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70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2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8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0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2"/>
          <table:table-cell table:number-columns-repeated="97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2"/>
          <table:table-cell table:number-columns-repeated="97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2"/>
          <table:table-cell table:number-columns-repeated="97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2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1"/>
          <table:table-cell table:number-columns-repeated="970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70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0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2"/>
          <table:table-cell table:number-columns-repeated="970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2"/>
          <table:table-cell table:number-columns-repeated="970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7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2"/>
          <table:table-cell table:number-columns-repeated="97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1"/>
          <table:table-cell table:number-columns-repeated="970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2"/>
          <table:table-cell table:number-columns-repeated="970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2"/>
          <table:table-cell table:number-columns-repeated="970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2"/>
          <table:table-cell table:number-columns-repeated="970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2"/>
          <table:table-cell table:number-columns-repeated="970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2"/>
          <table:table-cell table:number-columns-repeated="97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0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10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0:17:13.789383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07T16:55:48.344478091</dc:date>
    <meta:editing-duration>P174DT20H31M46S</meta:editing-duration>
    <meta:editing-cycles>821</meta:editing-cycles>
    <meta:generator>LibreOffice/6.1.5.2$Linux_X86_64 LibreOffice_project/10$Build-2</meta:generator>
    <meta:document-statistic meta:table-count="3" meta:cell-count="980" meta:object-count="0"/>
  </office:meta>
</office:document-meta>
</file>